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b9fe2" officeooo:paragraph-rsid="000d76c3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d76c3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8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f4f0e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f4f0e" officeooo:paragraph-rsid="000f4f0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f4f0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officeooo:rsid="000334a6"/>
    </style:style>
    <style:style style:name="T5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999999" officeooo:rsid="0005f17c"/>
    </style:style>
    <style:style style:name="T7" style:family="text">
      <style:text-properties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officeooo:rsid="0009d2c4"/>
    </style:style>
    <style:style style:name="T10" style:family="text">
      <style:text-properties officeooo:rsid="000334a6"/>
    </style:style>
    <style:style style:name="T11" style:family="text">
      <style:text-properties officeooo:rsid="000b9fe2"/>
    </style:style>
    <style:style style:name="T12" style:family="text">
      <style:text-properties officeooo:rsid="000d76c3"/>
    </style:style>
    <style:style style:name="T13" style:family="text">
      <style:text-properties officeooo:rsid="000f4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M6-1-CV-Sample Solution for M5</text:span>.vbs</text:p>
      <text:p text:style-name="P3"/>
      <text:p text:style-name="P11"><text:span text:style-name="T4">Dim</text:span> fso, folderName, folder, files, extension, extLength, count</text:p>
      <text:p text:style-name="P11"><text:span text:style-name="T4">Set</text:span> fso = CreateObject(<text:span text:style-name="T6">"Scripting.FileSystemObject"</text:span>)</text:p>
      <text:p text:style-name="P11">folderName = GetFolderName(fso, <text:span text:style-name="T6">"Enter the name of the folder to scan:"</text:span>)</text:p>
      <text:p text:style-name="P11">extension = LCase(InputBox(<text:span text:style-name="T6">"Enter the extension to scan for:"</text:span>))</text:p>
      <text:p text:style-name="P11"/>
      <text:p text:style-name="P11"><text:span text:style-name="T4">Set</text:span> folder = fso.GetFolder(folderName)</text:p>
      <text:p text:style-name="P11"><text:span text:style-name="T4">Set</text:span> files = folder.Files</text:p>
      <text:p text:style-name="P11"/>
      <text:p text:style-name="P11">count = <text:span text:style-name="T1">0</text:span></text:p>
      <text:p text:style-name="P11">extLength = len(extension)</text:p>
      <text:p text:style-name="P11"/>
      <text:p text:style-name="P11"><text:span text:style-name="T4">For</text:span> <text:span text:style-name="T4">Each</text:span> file <text:span text:style-name="T4">In</text:span> files</text:p>
      <text:p text:style-name="P11"><text:s text:c="2"/>I<text:span text:style-name="T4">f</text:span> Right(LCase(file.Name), extLength) = extension <text:span text:style-name="T4">Then</text:span></text:p>
      <text:p text:style-name="P11"><text:s text:c="4"/>count = count + <text:span text:style-name="T1">1</text:span></text:p>
      <text:p text:style-name="P11"><text:s text:c="2"/><text:span text:style-name="T4">End</text:span> <text:span text:style-name="T4">If</text:span></text:p>
      <text:p text:style-name="P12">Next</text:p>
      <text:p text:style-name="P11"/>
      <text:p text:style-name="P11"><text:span text:style-name="T2">I</text:span><text:span text:style-name="T4">f</text:span> count = <text:span text:style-name="T1">1</text:span> <text:span text:style-name="T4">Then</text:span></text:p>
      <text:p text:style-name="P11"><text:s text:c="2"/>MsgBox <text:span text:style-name="T6">"There is "</text:span> &amp; count &amp; <text:span text:style-name="T6">" file of type "</text:span> &amp; extension &amp; <text:span text:style-name="T6">" in folder "</text:span> &amp; folderName</text:p>
      <text:p text:style-name="P12">Else</text:p>
      <text:p text:style-name="P11"><text:s text:c="2"/>MsgBox <text:span text:style-name="T6">"There are "</text:span> &amp; count &amp; <text:span text:style-name="T6">" files of type "</text:span> &amp; extension &amp; <text:span text:style-name="T6">" in folder "</text:span> &amp; folderName</text:p>
      <text:p text:style-name="P11"><text:span text:style-name="T4">End</text:span> <text:span text:style-name="T4">If</text:span></text:p>
      <text:p text:style-name="P11"/>
      <text:p text:style-name="P11"><text:span text:style-name="T4">Function</text:span> GetFolderName(fso, message)</text:p>
      <text:p text:style-name="P11"><text:s text:c="2"/><text:span text:style-name="T4">Dim</text:span> folderName</text:p>
      <text:p text:style-name="P11"><text:s text:c="2"/></text:p>
      <text:p text:style-name="P11"><text:s text:c="2"/><text:span text:style-name="T4">Do</text:span></text:p>
      <text:p text:style-name="P11"><text:s text:c="4"/>folderName = InputBox(message)</text:p>
      <text:p text:style-name="P11"><text:s text:c="4"/></text:p>
      <text:p text:style-name="P11"><text:s text:c="4"/><text:span text:style-name="T4">If</text:span> folderName = <text:span text:style-name="T6">""</text:span> <text:span text:style-name="T4">Then</text:span></text:p>
      <text:p text:style-name="P11"><text:s text:c="6"/>WScript.Quit</text:p>
      <text:p text:style-name="P11"><text:s text:c="4"/><text:span text:style-name="T4">End</text:span> <text:span text:style-name="T4">If</text:span></text:p>
      <text:p text:style-name="P11"><text:s text:c="2"/><text:span text:style-name="T4">Loop</text:span> <text:span text:style-name="T4">Until</text:span> fso.FolderExists(folderName)</text:p>
      <text:p text:style-name="P11"><text:s text:c="2"/></text:p>
      <text:p text:style-name="P11"><text:s text:c="2"/>GetFolderName = folderName</text:p>
      <text:p text:style-name="P11"><text:span text:style-name="T4">End</text:span> <text:span text:style-name="T4">Function</text:span></text:p>
      <text:p text:style-name="P8"/>
      <text:p text:style-name="P1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7T20:19:21.218000000</dc:date>
    <meta:editing-duration>PT9M58S</meta:editing-duration>
    <meta:editing-cycles>16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33" meta:word-count="144" meta:character-count="1073" meta:non-whitespace-character-count="913"/>
  </office:meta>
</office:document-meta>
</file>